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8.82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14.095cm"/>
    </style:style>
    <style:style style:name="co11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8.075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7.186cm"/>
    </style:style>
    <style:style style:name="co24" style:family="table-column">
      <style:table-column-properties fo:break-before="auto" style:column-width="2.912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8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>
      <style:table-cell-properties fo:background-color="#ccff00"/>
      <style:text-properties style:font-name="Courier New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4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7" table:default-cell-style-name="ce12"/>
        <table:table-column table:style-name="co18" table:default-cell-style-name="ce14"/>
        <table:table-column table:style-name="co23" table:default-cell-style-name="ce14"/>
        <table:table-column table:style-name="co24" table:default-cell-style-name="ce14"/>
        <table:table-column table:style-name="co5" table:number-columns-repeated="1020" table:default-cell-style-name="ce14"/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9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27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office:value-type="string">
            <text:p>0x12E3C3C</text:p>
          </table:table-cell>
          <table:table-cell table:style-name="ce1" office:value-type="string">
            <text:p>float</text:p>
          </table:table-cell>
          <table:table-cell table:style-name="ce27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8"/>
          <table:table-cell table:style-name="ce7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10"/>
          <table:table-cell table:style-name="ce9"/>
          <table:table-cell table:style-name="ce29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3" office:value-type="string">
            <text:p>Darksouls.exe+F784A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3" office:value-type="string">
            <text:p>Darksouls.exe+F7C66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Misc Data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x pos (not visible sign)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y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z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Area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World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Bonfire I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bRequestToEnding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FpsDisconnectio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nline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TitleStar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DisableAllAreaE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Even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Map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Break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Hi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Lo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F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oun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bjBreakRecord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AutoMapWarp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ChrNpcWanderTes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bgChrAllDea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1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1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long</text:p>
          </table:table-cell>
          <table:table-cell table:style-name="ce23" office:value-type="string">
            <text:p>Type of SOS Sig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0">
            <text:p>0</text:p>
          </table:table-cell>
          <table:table-cell table:style-name="ce23" office:value-type="string">
            <text:p>White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1">
            <text:p>1</text:p>
          </table:table-cell>
          <table:table-cell table:style-name="ce23" office:value-type="string">
            <text:p>Cracked Red Eye Orb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2">
            <text:p>2</text:p>
          </table:table-cell>
          <table:table-cell table:style-name="ce23" office:value-type="string">
            <text:p>Red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Network.Properties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Interval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Num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FirstLevelRangeMa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24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24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00</text:p>
          </table:table-cell>
          <table:table-cell table:style-name="ce24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2</text:p>
          </table:table-cell>
          <table:table-cell table:style-name="ce24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3</text:p>
          </table:table-cell>
          <table:table-cell table:style-name="ce24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4</text:p>
          </table:table-cell>
          <table:table-cell table:style-name="ce24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8</text:p>
          </table:table-cell>
          <table:table-cell table:style-name="ce24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C</text:p>
          </table:table-cell>
          <table:table-cell table:style-name="ce24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0</text:p>
          </table:table-cell>
          <table:table-cell table:style-name="ce24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4</text:p>
          </table:table-cell>
          <table:table-cell table:style-name="ce24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8</text:p>
          </table:table-cell>
          <table:table-cell table:style-name="ce24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30</text:p>
          </table:table-cell>
          <table:table-cell table:style-name="ce24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E0</text:p>
          </table:table-cell>
          <table:table-cell table:style-name="ce24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8</text:p>
          </table:table-cell>
          <table:table-cell table:style-name="ce24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/>
          <table:table-cell/>
          <table:table-cell table:style-name="ce7" table:number-columns-repeated="2"/>
          <table:table-cell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Event Flags</text:p>
          </table:table-cell>
          <table:table-cell table:number-columns-repeated="1023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style-name="ce22" table:number-columns-repeated="1023"/>
        </table:table-row>
        <table:table-row table:style-name="ro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2"/>
          <table:table-cell table:number-columns-repeated="1020"/>
        </table:table-row>
        <table:table-row table:style-name="ro2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0" office:value-type="string">
            <text:p>Release:</text:p>
          </table:table-cell>
          <table:table-cell table:style-name="ce20" office:value-type="string">
            <text:p>0x13784E4</text:p>
          </table:table-cell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1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2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5" office:value-type="string">
            <text:p>0x137D644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2">
          <table:table-cell table:style-name="ce7"/>
          <table:table-cell table:style-name="ce21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7"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2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2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ptr]+4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2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2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2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2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84D3</text:p>
          </table:table-cell>
          <table:table-cell table:style-name="ce20" office:value-type="string">
            <text:p>Darksouls.exe+F784D3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 office:value-type="string">
            <text:p>byte</text:p>
          </table:table-cell>
          <table:table-cell table:style-name="ce20" office:value-type="string">
            <text:p>Deal max damage on all hits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2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2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2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2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2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2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2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2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2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Sunlight Medals Offered</text:p>
          </table:table-cell>
          <table:table-cell table:number-columns-repeated="1021"/>
        </table:table-row>
        <table:table-row table:style-name="ro2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2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2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2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2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2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ptr]+4]]+28]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Chardata3</text:p>
          </table:table-cell>
          <table:table-cell table:number-columns-repeated="1023"/>
        </table:table-row>
        <table:table-row table:style-name="ro2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2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2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23" office:value-type="string">
            <text:p>Release:</text:p>
          </table:table-cell>
          <table:table-cell table:style-name="ce26" office:value-type="string">
            <text:p>0x137D648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2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DC70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2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>
            <text:p>Release:</text:p>
          </table:table-cell>
          <table:table-cell table:style-name="ce12" office:value-type="string">
            <text:p>0x137f83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2" table:number-rows-repeated="10482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 Structs" table:style-name="ta1" table:print="false"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5" table:number-columns-repeated="1021" table:default-cell-style-name="ce1"/>
        <table:table-row table:style-name="ro2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style-name="ce4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2">
          <table:table-cell office:value-type="string">
            <text:p>SteamNodePtr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NodeLis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NodeEntrie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data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P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1" table:print="false">
        <table:table-column table:style-name="co8" table:default-cell-style-name="ce1"/>
        <table:table-column table:style-name="co9" table:default-cell-style-name="ce18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row table:style-name="ro2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2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2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2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2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2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2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2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2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2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2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2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2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2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2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2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2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2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2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2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2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2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2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2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2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2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2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2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2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2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2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2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2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2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2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2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2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2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2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2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2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2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2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2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2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2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2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2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2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2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2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2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2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2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2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2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2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2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2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2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2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2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2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2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2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2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2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2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2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2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2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2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2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2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2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2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2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2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2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2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2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2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2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2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2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2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2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2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2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2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2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2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2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2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2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2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2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2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2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2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2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2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2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2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2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2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2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2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2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2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2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2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2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2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2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2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2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2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2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2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2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2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2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2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2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2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2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2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2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2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2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2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2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2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2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2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2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2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2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2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2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2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2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2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2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2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2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2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2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2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2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2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2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2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2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2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2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2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2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2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2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2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2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2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2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2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2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2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2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2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2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2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2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2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2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2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2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2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2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2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2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2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2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2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2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2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2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2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2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2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2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2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2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2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2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2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2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2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2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2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2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2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2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2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2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2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2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2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2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2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2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2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2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2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2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2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2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2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2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2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2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2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2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2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2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2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2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2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2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2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2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2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2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2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2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2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2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2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2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2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2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2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2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2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2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2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2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2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2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2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2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2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2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2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2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2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2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2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2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2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2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2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2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2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2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2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2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2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2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2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2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2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2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2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2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2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2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2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2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2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2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2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2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2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2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2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2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2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2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2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2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2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2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2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2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2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2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2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2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2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2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2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2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2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2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2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2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2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2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2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2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2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2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2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2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2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2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2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2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2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2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2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2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2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2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2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2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2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2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2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2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2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2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2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2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2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2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2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2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2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2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2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2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2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2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2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arkroot Garden(bonfire): 12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Oolacile Sanctuary: 12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: 12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anctuary Garden: 12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Catacombs(1st bonfire): 13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he Catacombs-Lower Levels (Nito): 13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omb of Giants (deeper): 13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(Bonfire): 132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Great Hollow (bonfire at top): 132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Quelaag's Domain(Daughter of Chaos): 14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lighttown (Swamp Bonfire): 14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ed Of Chaos (lord bonfire) : 14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2nd bonfire): 14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bonfire): 14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2nd Bonfire) : 14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Bonfire) : 1412964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ridge to Sen's Fortress: 15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en's Fortress (Bonfire): 15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astle Interior 2F(Bonfire): 15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Exterior(2nd Bonfire):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moon Tomb: 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byss (Bonfire): 16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root - Basin (Bonfire): 16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rystal Cave: 17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s Archives: 17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's Archives(Bonfire):170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2nd bonfire): 1812961 </text:p>
          </table:table-cell>
          <table:table-cell table:number-columns-repeated="1020"/>
        </table:table-row>
        <table:table-row table:style-name="ro5" table:number-rows-repeated="10481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 code" table:style-name="ta1" table:print="false">
        <table:table-column table:style-name="co11" table:default-cell-style-name="Default"/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64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271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61d10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>
            <text:p>--------------</text:p>
          </table:table-cell>
        </table:table-row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cx, 12cecf8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7b79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25" table:default-cell-style-name="ce1"/>
        <table:table-column table:style-name="co5" table:number-columns-repeated="1023" table:default-cell-style-name="ce1"/>
        <table:table-row table:style-name="ro2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2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---------</text:p>
          </table:table-cell>
          <table:table-cell table:number-columns-repeated="1023"/>
        </table:table-row>
        <table:table-row table:style-name="ro2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2">
          <table:table-cell office:value-type="string">
            <text:p>push 01</text:p>
          </table:table-cell>
          <table:table-cell table:number-columns-repeated="1023"/>
        </table:table-row>
        <table:table-row table:style-name="ro2">
          <table:table-cell office:value-type="string">
            <text:p>push 12cecf80</text:p>
          </table:table-cell>
          <table:table-cell table:number-columns-repeated="1023"/>
        </table:table-row>
        <table:table-row table:style-name="ro2">
          <table:table-cell office:value-type="string">
            <text:p>mov esi,12cecf80</text:p>
          </table:table-cell>
          <table:table-cell table:number-columns-repeated="1023"/>
        </table:table-row>
        <table:table-row table:style-name="ro2">
          <table:table-cell office:value-type="string">
            <text:p>mov edi,12ceca20</text:p>
          </table:table-cell>
          <table:table-cell table:number-columns-repeated="1023"/>
        </table:table-row>
        <table:table-row table:style-name="ro2">
          <table:table-cell office:value-type="string">
            <text:p>mov ecx,12b955c0</text:p>
          </table:table-cell>
          <table:table-cell table:number-columns-repeated="1023"/>
        </table:table-row>
        <table:table-row table:style-name="ro2">
          <table:table-cell office:value-type="string">
            <text:p>call d7eab0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amNamedNode" table:style-name="ta1" table:print="false">
        <table:table-column table:style-name="co13" table:default-cell-style-name="ce1"/>
        <table:table-column table:style-name="co14" table:default-cell-style-name="ce1"/>
        <table:table-column table:style-name="co5" table:number-columns-repeated="1021" table:default-cell-style-name="ce1"/>
        <table:table-row table:style-name="ro2">
          <table:table-cell table:style-name="ce18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 ebx</text:p>
          </table:table-cell>
          <table:table-cell table:style-name="ce18" office:value-type="string">
            <text:p>8b c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stackPassed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Fail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Success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Star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inc eax</text:p>
          </table:table-cell>
          <table:table-cell table:style-name="ce18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bx</text:p>
          </table:table-cell>
          <table:table-cell table:style-name="ce18" office:value-type="float" office:value="43">
            <text:p>4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di</text:p>
          </table:table-cell>
          <table:table-cell table:style-name="ce18" office:value-type="float" office:value="47">
            <text:p>47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Exi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table:number-columns-repeated="2"/>
          <table:table-cell table:number-columns-repeated="1021"/>
        </table:table-row>
        <table:table-row table:style-name="ro2">
          <table:table-cell table:style-name="ce18" office:value-type="string">
            <text:p>codeSkip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si</text:p>
          </table:table-cell>
          <table:table-cell table:style-name="ce18" office:value-type="float" office:value="56">
            <text:p>56</text:p>
          </table:table-cell>
          <table:table-cell table:number-columns-repeated="1021"/>
        </table:table-row>
        <table:table-row table:style-name="ro2" table:number-rows-repeated="324">
          <table:table-cell table:style-name="ce18"/>
          <table:table-cell table:number-columns-repeated="1022"/>
        </table:table-row>
        <table:table-row table:style-name="ro2" table:number-rows-repeated="10481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"/>
        <table:table-column table:style-name="co22" table:default-cell-style-name="ce1"/>
        <table:table-column table:style-name="co5" table:number-columns-repeated="1022" table:default-cell-style-name="ce1"/>
        <table:table-row table:style-name="ro2">
          <table:table-cell office:value-type="string">
            <text:p>(00BE637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yCode:</text:p>
          </table:table-cell>
          <table:table-cell table:number-columns-repeated="1023"/>
        </table:table-row>
        <table:table-row table:style-name="ro8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8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8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8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8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8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8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rtLoop:</text:p>
          </table:table-cell>
          <table:table-cell table:number-columns-repeated="1023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8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mpLoop:</text:p>
          </table:table-cell>
          <table:table-cell table:number-columns-repeated="1023"/>
        </table:table-row>
        <table:table-row table:style-name="ro8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8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8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8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ailCmpLoop:</text:p>
          </table:table-cell>
          <table:table-cell table:number-columns-repeated="1023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8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opyLoop:</text:p>
          </table:table-cell>
          <table:table-cell table:number-columns-repeated="1023"/>
        </table:table-row>
        <table:table-row table:style-name="ro8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8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8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ExitLoop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8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8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8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8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8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8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2016-04-07</text:date>, <text:time>22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07T22:33:36.44</dc:date>
    <meta:editing-duration>P5DT20H55M56S</meta:editing-duration>
    <meta:editing-cycles>373</meta:editing-cycles>
    <meta:generator>OpenOffice/4.1.2$Win32 OpenOffice.org_project/412m3$Build-9782</meta:generator>
    <meta:document-statistic meta:table-count="7" meta:cell-count="2110" meta:object-count="0"/>
  </office:meta>
</office:document-meta>
</file>